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font-size="15pt" style:font-size-asian="15pt" style:font-size-complex="15pt"/>
    </style:style>
    <style:style style:name="P2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0.361cm" svg:height="0.839cm" svg:x="5.445cm" svg:y="3.794cm">
          <draw:text-box>
            <text:p text:style-name="P1"><text:span text:style-name="T1">SRF-TF:CM-001:Sensor002_Temp <text:s text:c="3"/>4.34</text:span></text:p>
          </draw:text-box>
        </draw:frame>
        <draw:frame draw:style-name="gr1" draw:text-style-name="P2" draw:layer="layout" svg:width="10.954cm" svg:height="0.839cm" svg:x="5.445cm" svg:y="1.89cm">
          <draw:text-box>
            <text:p text:style-name="P1"><text:span text:style-name="T1">SRF-TF:CM-001:Sensor001_Temp <text:s text:c="3"/>134.34</text:span></text:p>
          </draw:text-box>
        </draw:frame>
        <draw:frame draw:style-name="gr1" draw:text-style-name="P2" draw:layer="layout" svg:width="10.954cm" svg:height="0.839cm" svg:x="5.445cm" svg:y="5.749cm">
          <draw:text-box>
            <text:p text:style-name="P1"><text:span text:style-name="T1">SRF-TF:CM-001:Sensor003_Temp <text:s text:c="3"/>34.402</text:span></text:p>
          </draw:text-box>
        </draw:frame>
        <draw:frame draw:style-name="gr1" draw:text-style-name="P2" draw:layer="layout" svg:width="10.658cm" svg:height="0.839cm" svg:x="5.446cm" svg:y="9.594cm">
          <draw:text-box>
            <text:p text:style-name="P1"><text:span text:style-name="T1">SRF-TF:CM-001:Sensor005_Temp <text:s text:c="3"/>74.23</text:span></text:p>
          </draw:text-box>
        </draw:frame>
        <draw:frame draw:style-name="gr1" draw:text-style-name="P2" draw:layer="layout" svg:width="10.658cm" svg:height="0.839cm" svg:x="5.446cm" svg:y="7.69cm">
          <draw:text-box>
            <text:p text:style-name="P1"><text:span text:style-name="T1">SRF-TF:CM-001:Sensor004_Temp <text:s text:c="3"/>45.67</text:span></text:p>
          </draw:text-box>
        </draw:frame>
        <draw:frame draw:style-name="gr1" draw:text-style-name="P2" draw:layer="layout" svg:width="10.954cm" svg:height="0.839cm" svg:x="5.446cm" svg:y="11.549cm">
          <draw:text-box>
            <text:p text:style-name="P1"><text:span text:style-name="T1">SRF-TF:CM-001:Sensor006_Temp <text:s text:c="3"/>56.912</text:span></text:p>
          </draw:text-box>
        </draw:frame>
        <draw:frame draw:style-name="gr1" draw:text-style-name="P2" draw:layer="layout" svg:width="10.954cm" svg:height="0.839cm" svg:x="5.447cm" svg:y="15.294cm">
          <draw:text-box>
            <text:p text:style-name="P1"><text:span text:style-name="T1">SRF-TF:CM-001:Sensor008_Temp <text:s text:c="3"/>1.0345</text:span></text:p>
          </draw:text-box>
        </draw:frame>
        <draw:frame draw:style-name="gr1" draw:text-style-name="P2" draw:layer="layout" svg:width="10.658cm" svg:height="0.839cm" svg:x="5.447cm" svg:y="13.39cm">
          <draw:text-box>
            <text:p text:style-name="P1"><text:span text:style-name="T1">SRF-TF:CM-001:Sensor007_Temp <text:s text:c="3"/>86.23</text:span></text:p>
          </draw:text-box>
        </draw:frame>
        <draw:frame draw:style-name="gr1" draw:text-style-name="P2" draw:layer="layout" svg:width="10.658cm" svg:height="0.839cm" svg:x="5.447cm" svg:y="17.249cm">
          <draw:text-box>
            <text:p text:style-name="P1"><text:span text:style-name="T1">SRF-TF:CM-001:Sensor009_Temp <text:s text:c="3"/>0.76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2T10:05:49.172418650</meta:creation-date>
    <dc:date>2020-06-12T10:33:13.559467882</dc:date>
    <meta:editing-duration>PT7M4S</meta:editing-duration>
    <meta:editing-cycles>1</meta:editing-cycles>
    <meta:document-statistic meta:object-count="9"/>
    <meta:generator>LibreOffice/6.1.5.2$Linux_X86_64 LibreOffice_project/10$Build-2</meta:generator>
  </office:meta>
</office:document-meta>
</file>